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9.148cm" fo:min-width="7.628cm"/>
    </style:style>
    <style:style style:name="gr2" style:family="graphic" style:parent-style-name="standard">
      <style:graphic-properties draw:textarea-horizontal-align="justify" draw:textarea-vertical-align="middle" draw:auto-grow-height="false" fo:min-height="7.624cm" fo:min-width="8.89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1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29cm" fo:min-width="5.248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2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2" draw:id="id2" draw:layer="layout" svg:width="8.128cm" svg:height="9.398cm" svg:x="18.542cm" svg:y="2.2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398cm" svg:height="7.874cm" svg:x="4.064cm" svg:y="2.79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588cm" svg:height="3.095cm" svg:x="4.572cm" svg:y="3.302cm">
          <draw:text-box>
            <text:p>Shopping list:</text:p>
            <text:p>*Toapapper</text:p>
            <text:p>*Smör</text:p>
            <text:p>*Mjölk</text:p>
          </draw:text-box>
        </draw:frame>
        <draw:frame draw:style-name="gr3" draw:text-style-name="P2" draw:layer="layout" svg:width="8.636cm" svg:height="1.673cm" svg:x="4.064cm" svg:y="0.816cm">
          <draw:text-box>
            <text:p>Add to list:</text:p>
            <text:p><text:span text:style-name="T1">Item</text:span></text:p>
          </draw:text-box>
        </draw:frame>
        <draw:frame draw:style-name="gr4" draw:text-style-name="P2" xml:id="id1" draw:id="id1" draw:layer="layout" svg:width="1.524cm" svg:height="0.962cm" svg:x="8.128cm" svg:y="1.629cm">
          <draw:text-box>
            <text:p>OK</text:p>
          </draw:text-box>
        </draw:frame>
        <draw:custom-shape draw:style-name="gr5" draw:text-style-name="P1" draw:layer="layout" svg:width="8.128cm" svg:height="0.762cm" svg:x="18.542cm" svg:y="1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8.128cm" svg:height="0.762cm" svg:x="18.542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9.652cm" svg:y1="2.11cm" svg:x2="18.542cm" svg:y2="6.985cm" draw:start-shape="id1" draw:start-glue-point="1" draw:end-shape="id2" svg:d="M9652 2110h4445v4875h4445" svg:viewBox="0 0 8891 4876">
          <text:p/>
        </draw:connector>
        <draw:frame draw:style-name="gr3" draw:text-style-name="P2" draw:layer="layout" svg:width="7.366cm" svg:height="1.673cm" svg:x="19.05cm" svg:y="3.302cm">
          <draw:text-box>
            <text:p>ID, Item, date_added, bought=false</text:p>
          </draw:text-box>
        </draw:frame>
        <draw:frame draw:style-name="gr7" draw:text-style-name="P2" xml:id="id3" draw:id="id3" draw:layer="layout" svg:width="1.016cm" svg:height="0.962cm" svg:x="8.89cm" svg:y="4.064cm">
          <draw:text-box>
            <text:p>X</text:p>
          </draw:text-box>
        </draw:frame>
        <draw:frame draw:style-name="gr8" draw:text-style-name="P2" draw:layer="layout" svg:width="1.27cm" svg:height="1.47cm" svg:x="8.89cm" svg:y="4.927cm">
          <draw:text-box>
            <text:p>X</text:p>
          </draw:text-box>
        </draw:frame>
        <draw:frame draw:style-name="gr8" draw:text-style-name="P2" draw:layer="layout" svg:width="1.27cm" svg:height="1.47cm" svg:x="8.89cm" svg:y="5.642cm">
          <draw:text-box>
            <text:p>X</text:p>
          </draw:text-box>
        </draw:frame>
        <draw:connector draw:style-name="gr6" draw:text-style-name="P1" draw:layer="layout" svg:x1="9.906cm" svg:y1="4.545cm" svg:x2="18.542cm" svg:y2="6.985cm" draw:start-shape="id3" draw:start-glue-point="1" draw:end-shape="id2" svg:d="M9906 4545h4318v2440h4318" svg:viewBox="0 0 8637 2441">
          <text:p/>
        </draw:connector>
        <draw:frame draw:style-name="gr3" draw:text-style-name="P2" draw:layer="layout" svg:width="6.604cm" svg:height="0.962cm" svg:x="19.05cm" svg:y="6.35cm">
          <draw:text-box>
            <text:p>Bought=True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1T22:51:45.969998110</meta:creation-date>
    <dc:date>2023-11-21T23:34:58.203103278</dc:date>
    <meta:editing-duration>PT33M2S</meta:editing-duration>
    <meta:editing-cycles>1</meta:editing-cycles>
    <meta:document-statistic meta:object-count="37"/>
    <meta:generator>LibreOffice/6.4.7.2$Linux_X86_64 LibreOffice_project/40$Build-2</meta:generator>
  </office:meta>
</office:document-meta>
</file>